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84</text:p>
      <text:p text:style-name="P1"/>
      <text:p text:style-name="Standard">Le rezó una plegaria al televisor y salió a la ca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1-06-23T21:34:27</meta:creation-date>
    <meta:document-statistic meta:table-count="0" meta:image-count="0" meta:object-count="0" meta:page-count="1" meta:paragraph-count="2" meta:word-count="12" meta:character-count="57"/>
    <dc:date>2011-06-23T21:34:50</dc:date>
    <dc:creator>jjconti </dc:creator>
    <meta:editing-duration>PT00H00M25S</meta:editing-duration>
    <meta:editing-cycles>1</meta:editing-cycles>
    <meta:generator>OpenOffice.org/3.2$Unix OpenOffice.org_project/320m12$Build-9483</meta:generator>
  </office:meta>
</office:document-meta>
</file>